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a1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background-color="#ffff0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.B1" style:family="table-cell">
      <style:table-cell-properties style:vertical-align="" fo:background-color="#cc000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.C1" style:family="table-cell">
      <style:table-cell-properties style:vertical-align="" fo:background-color="#ff66cc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.D1" style:family="table-cell">
      <style:table-cell-properties style:vertical-align="" fo:background-color="#ff6600" fo:padding="0.097cm" fo:border="0.05pt solid #000000" style:writing-mode="page">
        <style:background-image/>
      </style:table-cell-properties>
    </style:style>
    <style:style style:name="Tabela1.A2" style:family="table-cell">
      <style:table-cell-properties style:vertical-align="" fo:background-color="#7e0021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B2" style:family="table-cell">
      <style:table-cell-properties style:vertical-align="" fo:background-color="#193300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C2" style:family="table-cell">
      <style:table-cell-properties style:vertical-align="" fo:background-color="#6699cc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2" style:family="table-cell">
      <style:table-cell-properties style:vertical-align="" fo:background-color="#66ff00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3" style:family="table-cell">
      <style:table-cell-properties style:vertical-align="" fo:background-color="#000000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B3" style:family="table-cell">
      <style:table-cell-properties style:vertical-align="" fo:background-color="#cccc99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C3" style:family="table-cell">
      <style:table-cell-properties style:vertical-align="" fo:background-color="#000099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3" style:family="table-cell">
      <style:table-cell-properties style:vertical-align="" fo:background-color="#ff9999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4" style:family="table-cell">
      <style:table-cell-properties style:vertical-align="" fo:background-color="#ffd320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B4" style:family="table-cell">
      <style:table-cell-properties style:vertical-align="" fo:background-color="#83ca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C4" style:family="table-cell">
      <style:table-cell-properties style:vertical-align="" fo:background-color="#ff0066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4" style:family="table-cell">
      <style:table-cell-properties style:vertical-align="" fo:background-color="#cfe7f5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 table:table-template="Wszystko syf">
        <table:table-column table:style-name="Tabela1.A" table:number-columns-repeated="3"/>
        <table:table-column table:style-name="Tabela1.D"/>
        <table:table-row table:style-name="Tabela1.1">
          <table:table-cell table:style-name="Tabela1.A1" office:value-type="string">
            <text:p text:style-name="P1"/>
          </table:table-cell>
          <table:table-cell table:style-name="Tabela1.B1" office:value-type="string">
            <text:p text:style-name="P1"/>
          </table:table-cell>
          <table:table-cell table:style-name="Tabela1.C1" office:value-type="string">
            <text:p text:style-name="P1"/>
          </table:table-cell>
          <table:table-cell table:style-name="Tabela1.D1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"/>
          </table:table-cell>
          <table:table-cell table:style-name="Tabela1.B2" office:value-type="string">
            <text:p text:style-name="P1"/>
          </table:table-cell>
          <table:table-cell table:style-name="Tabela1.C2" office:value-type="string">
            <text:p text:style-name="P1"/>
          </table:table-cell>
          <table:table-cell table:style-name="Tabela1.D2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/>
          </table:table-cell>
          <table:table-cell table:style-name="Tabela1.B3" office:value-type="string">
            <text:p text:style-name="P1"/>
          </table:table-cell>
          <table:table-cell table:style-name="Tabela1.C3" office:value-type="string">
            <text:p text:style-name="P1"/>
          </table:table-cell>
          <table:table-cell table:style-name="Tabela1.D3" office:value-type="string">
            <text:p text:style-name="P1"/>
          </table:table-cell>
        </table:table-row>
        <table:table-row>
          <table:table-cell table:style-name="Tabela1.A4" office:value-type="string">
            <text:p text:style-name="P1"/>
          </table:table-cell>
          <table:table-cell table:style-name="Tabela1.B4" office:value-type="string">
            <text:p text:style-name="P1"/>
          </table:table-cell>
          <table:table-cell table:style-name="Tabela1.C4" office:value-type="string">
            <text:p text:style-name="P1"/>
          </table:table-cell>
          <table:table-cell table:style-name="Tabela1.D4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Wszystko_20_syf.1" style:display-name="Wszystko syf.1" style:family="table-cell" style:parent-style-name="Wszystko_20_syf">
      <style:table-cell-properties fo:background-color="#cc0000" fo:border-left="0.06pt solid #000000" fo:border-right="none" fo:border-top="0.06pt solid #000000" fo:border-bottom="0.06pt solid #000000" fo:padding="0.097cm" fo:padding-left="0.097cm" fo:padding-right="0.097cm" fo:padding-top="0.097cm" fo:padding-bottom="0.097cm" style:vertical-align="from-top" style:writing-mode="page"/>
    </style:style>
    <style:style style:name="Wszystko_20_syf.2" style:display-name="Wszystko syf.2" style:family="table-cell" style:parent-style-name="Wszystko_20_syf">
      <style:table-cell-properties fo:background-color="#83caff" fo:border-left="0.06pt solid #000000" fo:border-right="none" fo:border-top="none" fo:border-bottom="0.06pt solid #000000" fo:padding="0.097cm" fo:padding-left="0.097cm" fo:padding-right="0.097cm" fo:padding-top="0.097cm" fo:padding-bottom="0.097cm" style:vertical-align="from-top" style:writing-mode="page"/>
    </style:style>
    <style:style style:name="Wszystko_20_syf.3" style:display-name="Wszystko syf.3" style:family="table-cell" style:parent-style-name="Wszystko_20_syf">
      <style:table-cell-properties fo:background-color="#7e0021" fo:border-left="0.06pt solid #000000" fo:border-right="none" fo:border-top="none" fo:border-bottom="0.06pt solid #000000" fo:padding="0.097cm" fo:padding-left="0.097cm" fo:padding-right="0.097cm" fo:padding-top="0.097cm" fo:padding-bottom="0.097cm" style:vertical-align="from-top" style:writing-mode="page"/>
    </style:style>
    <style:style style:name="Wszystko_20_syf.4" style:display-name="Wszystko syf.4" style:family="table-cell" style:parent-style-name="Wszystko_20_syf">
      <style:table-cell-properties fo:background-color="#66ff00" fo:border-left="0.06pt solid #000000" fo:border-right="0.06pt solid #000000" fo:border-top="none" fo:border-bottom="0.06pt solid #000000" fo:padding="0.097cm" fo:padding-left="0.097cm" fo:padding-right="0.097cm" fo:padding-top="0.097cm" fo:padding-bottom="0.097cm" style:vertical-align="from-top" style:writing-mode="page"/>
    </style:style>
    <style:style style:name="Wszystko_20_syf.5" style:display-name="Wszystko syf.5" style:family="table-cell" style:parent-style-name="Wszystko_20_syf">
      <style:table-cell-properties fo:background-color="#193300" fo:border-left="0.06pt solid #000000" fo:border-right="none" fo:border-top="none" fo:border-bottom="0.06pt solid #000000" fo:padding="0.097cm" fo:padding-left="0.097cm" fo:padding-right="0.097cm" fo:padding-top="0.097cm" fo:padding-bottom="0.097cm" style:vertical-align="from-top" style:writing-mode="page"/>
    </style:style>
    <style:style style:name="Wszystko_20_syf.6" style:display-name="Wszystko syf.6" style:family="table-cell" style:parent-style-name="Wszystko_20_syf">
      <style:table-cell-properties fo:background-color="#000000" fo:border-left="0.06pt solid #000000" fo:border-right="none" fo:border-top="none" fo:border-bottom="0.06pt solid #000000" fo:padding="0.097cm" fo:padding-left="0.097cm" fo:padding-right="0.097cm" fo:padding-top="0.097cm" fo:padding-bottom="0.097cm" style:vertical-align="from-top" style:writing-mode="page"/>
    </style:style>
    <style:style style:name="Wszystko_20_syf.7" style:display-name="Wszystko syf.7" style:family="table-cell" style:parent-style-name="Wszystko_20_syf">
      <style:table-cell-properties fo:background-color="#6699cc" fo:border-left="0.06pt solid #000000" fo:border-right="none" fo:border-top="none" fo:border-bottom="0.06pt solid #000000" fo:padding="0.097cm" fo:padding-left="0.097cm" fo:padding-right="0.097cm" fo:padding-top="0.097cm" fo:padding-bottom="0.097cm" style:vertical-align="from-top" style:writing-mode="page"/>
    </style:style>
    <style:style style:name="Wszystko_20_syf.8" style:display-name="Wszystko syf.8" style:family="table-cell" style:parent-style-name="Wszystko_20_syf">
      <style:table-cell-properties fo:background-color="#cccc99" fo:border-left="0.06pt solid #000000" fo:border-right="none" fo:border-top="none" fo:border-bottom="0.06pt solid #000000" fo:padding="0.097cm" fo:padding-left="0.097cm" fo:padding-right="0.097cm" fo:padding-top="0.097cm" fo:padding-bottom="0.097cm" style:vertical-align="from-top" style:writing-mode="page"/>
    </style:style>
    <style:style style:name="Wszystko_20_syf.9" style:display-name="Wszystko syf.9" style:family="table-cell" style:parent-style-name="Wszystko_20_syf">
      <style:table-cell-properties fo:background-color="#000099" fo:border-left="0.06pt solid #000000" fo:border-right="none" fo:border-top="none" fo:border-bottom="0.06pt solid #000000" fo:padding="0.097cm" fo:padding-left="0.097cm" fo:padding-right="0.097cm" fo:padding-top="0.097cm" fo:padding-bottom="0.097cm" style:vertical-align="from-top" style:writing-mode="page"/>
    </style:style>
    <style:style style:name="Wszystko_20_syf.10" style:display-name="Wszystko syf.10" style:family="table-cell" style:parent-style-name="Wszystko_20_syf">
      <style:table-cell-properties fo:background-color="#ff9999" fo:border-left="0.06pt solid #000000" fo:border-right="0.06pt solid #000000" fo:border-top="none" fo:border-bottom="0.06pt solid #000000" fo:padding="0.097cm" fo:padding-left="0.097cm" fo:padding-right="0.097cm" fo:padding-top="0.097cm" fo:padding-bottom="0.097cm" style:vertical-align="from-top" style:writing-mode="page"/>
    </style:style>
    <style:style style:name="Wszystko_20_syf.11" style:display-name="Wszystko syf.11" style:family="table-cell" style:parent-style-name="Wszystko_20_syf">
      <style:table-cell-properties fo:background-color="#ffff00" fo:border-left="0.06pt solid #000000" fo:border-right="none" fo:border-top="0.06pt solid #000000" fo:border-bottom="0.06pt solid #000000" fo:padding="0.097cm" fo:padding-left="0.097cm" fo:padding-right="0.097cm" fo:padding-top="0.097cm" fo:padding-bottom="0.097cm" style:vertical-align="from-top" style:writing-mode="page"/>
    </style:style>
    <style:style style:name="Wszystko_20_syf.12" style:display-name="Wszystko syf.12" style:family="table-cell" style:parent-style-name="Wszystko_20_syf">
      <style:table-cell-properties fo:background-color="#ff6600" fo:border-left="0.06pt solid #000000" fo:border-right="0.06pt solid #000000" fo:border-top="0.06pt solid #000000" fo:border-bottom="0.06pt solid #000000" fo:padding="0.097cm" fo:padding-left="0.097cm" fo:padding-right="0.097cm" fo:padding-top="0.097cm" fo:padding-bottom="0.097cm" style:vertical-align="from-top" style:writing-mode="page"/>
    </style:style>
    <style:style style:name="Wszystko_20_syf.13" style:display-name="Wszystko syf.13" style:family="table-cell" style:parent-style-name="Wszystko_20_syf">
      <style:table-cell-properties fo:background-color="#ffd320" fo:border-left="0.06pt solid #000000" fo:border-right="none" fo:border-top="none" fo:border-bottom="0.06pt solid #000000" fo:padding="0.097cm" fo:padding-left="0.097cm" fo:padding-right="0.097cm" fo:padding-top="0.097cm" fo:padding-bottom="0.097cm" style:vertical-align="from-top" style:writing-mode="page"/>
    </style:style>
    <style:style style:name="Wszystko_20_syf.14" style:display-name="Wszystko syf.14" style:family="table-cell" style:parent-style-name="Wszystko_20_syf">
      <style:table-cell-properties fo:background-color="#cfe7f5" fo:border-left="0.06pt solid #000000" fo:border-right="0.06pt solid #000000" fo:border-top="none" fo:border-bottom="0.06pt solid #000000" fo:padding="0.097cm" fo:padding-left="0.097cm" fo:padding-right="0.097cm" fo:padding-top="0.097cm" fo:padding-bottom="0.097cm" style:vertical-align="from-top" style:writing-mode="page"/>
    </style:style>
    <style:style style:name="Wszystko_20_syf.15" style:display-name="Wszystko syf.15" style:family="table-cell" style:parent-style-name="Wszystko_20_syf">
      <style:table-cell-properties fo:background-color="#ff66cc" fo:border-left="0.06pt solid #000000" fo:border-right="none" fo:border-top="0.06pt solid #000000" fo:border-bottom="0.06pt solid #000000" fo:padding="0.097cm" fo:padding-left="0.097cm" fo:padding-right="0.097cm" fo:padding-top="0.097cm" fo:padding-bottom="0.097cm" style:vertical-align="from-top" style:writing-mode="page"/>
    </style:style>
    <style:style style:name="Wszystko_20_syf.16" style:display-name="Wszystko syf.16" style:family="table-cell" style:parent-style-name="Wszystko_20_syf">
      <style:table-cell-properties fo:background-color="#ff0066" fo:border-left="0.06pt solid #000000" fo:border-right="none" fo:border-top="none" fo:border-bottom="0.06pt solid #000000" fo:padding="0.097cm" fo:padding-left="0.097cm" fo:padding-right="0.097cm" fo:padding-top="0.097cm" fo:padding-bottom="0.097cm" style:vertical-align="from-top" style:writing-mode="page"/>
    </style:style>
    <table:table-template table:name="Wszystko syf" table:first-row-end-column="column" table:first-row-start-column="column" table:last-row-end-column="column" table:last-row-start-column="column">
      <table:first-row table:style-name="Wszystko_20_syf.1"/>
      <table:last-row table:style-name="Wszystko_20_syf.2"/>
      <table:first-column table:style-name="Wszystko_20_syf.3"/>
      <table:last-column table:style-name="Wszystko_20_syf.4"/>
      <table:body table:style-name="Wszystko_20_syf.9"/>
      <table:even-rows table:style-name="Wszystko_20_syf.5"/>
      <table:odd-rows table:style-name="Wszystko_20_syf.6"/>
      <table:even-columns table:style-name="Wszystko_20_syf.7"/>
      <table:odd-columns table:style-name="Wszystko_20_syf.8"/>
      <table:background table:style-name="Wszystko_20_syf.10"/>
      <loext:first-row-even-column table:style-name="Wszystko_20_syf.15"/>
      <loext:last-row-even-column table:style-name="Wszystko_20_syf.16"/>
      <loext:first-row-end-column table:style-name="Wszystko_20_syf.12"/>
      <loext:first-row-start-column table:style-name="Wszystko_20_syf.11"/>
      <loext:last-row-end-column table:style-name="Wszystko_20_syf.14"/>
      <loext:last-row-start-column table:style-name="Wszystko_20_syf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3:40:57.295944654</meta:creation-date>
    <dc:date>2016-06-29T15:45:03.276120815</dc:date>
    <meta:editing-duration>PT19M57S</meta:editing-duration>
    <meta:editing-cycles>7</meta:editing-cycles>
    <meta:generator>LibreOfficeDev/5.3.0.0.alpha0$Linux_X86_64 LibreOffice_project/1d0d6e88cedc68d2af72448a8cef17dad4472ef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